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reinschieb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4121" calcext:value-type="float">
            <text:p>412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5717" calcext:value-type="float">
            <text:p>57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5881" calcext:value-type="float">
            <text:p>58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09" calcext:value-type="float">
            <text:p>59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047" calcext:value-type="float">
            <text:p>60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66" calcext:value-type="float">
            <text:p>61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58" calcext:value-type="float">
            <text:p>62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86" calcext:value-type="float">
            <text:p>638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20" calcext:value-type="float">
            <text:p>64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63" calcext:value-type="float">
            <text:p>646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90" calcext:value-type="float">
            <text:p>64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20" calcext:value-type="float">
            <text:p>65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540" calcext:value-type="float">
            <text:p>65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6668" calcext:value-type="float">
            <text:p>666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6706" calcext:value-type="float">
            <text:p>670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6782" calcext:value-type="float">
            <text:p>67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20" calcext:value-type="float">
            <text:p>68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39" calcext:value-type="float">
            <text:p>68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76" calcext:value-type="float">
            <text:p>69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96" calcext:value-type="float">
            <text:p>69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00" calcext:value-type="float">
            <text:p>71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77" calcext:value-type="float">
            <text:p>75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64" calcext:value-type="float">
            <text:p>81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76" calcext:value-type="float">
            <text:p>89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87" calcext:value-type="float">
            <text:p>898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033" calcext:value-type="float">
            <text:p>903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61" calcext:value-type="float">
            <text:p>906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84" calcext:value-type="float">
            <text:p>90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89" calcext:value-type="float">
            <text:p>90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95" calcext:value-type="float">
            <text:p>90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28" calcext:value-type="float">
            <text:p>91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86" calcext:value-type="float">
            <text:p>928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305" calcext:value-type="float">
            <text:p>930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72" calcext:value-type="float">
            <text:p>997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882" calcext:value-type="float">
            <text:p>158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986" calcext:value-type="float">
            <text:p>1598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001" calcext:value-type="float">
            <text:p>160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040" calcext:value-type="float">
            <text:p>160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056" calcext:value-type="float">
            <text:p>160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188" calcext:value-type="float">
            <text:p>161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950" calcext:value-type="float">
            <text:p>1695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967" calcext:value-type="float">
            <text:p>1696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047" calcext:value-type="float">
            <text:p>170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25" calcext:value-type="float">
            <text:p>171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129" calcext:value-type="float">
            <text:p>171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30" calcext:value-type="float">
            <text:p>171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138" calcext:value-type="float">
            <text:p>171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518" calcext:value-type="float">
            <text:p>1751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526" calcext:value-type="float">
            <text:p>175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540" calcext:value-type="float">
            <text:p>1754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595" calcext:value-type="float">
            <text:p>175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856" calcext:value-type="float">
            <text:p>178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942" calcext:value-type="float">
            <text:p>1794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39" calcext:value-type="float">
            <text:p>197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989" calcext:value-type="float">
            <text:p>1998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073" calcext:value-type="float">
            <text:p>2007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219" calcext:value-type="float">
            <text:p>202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932" calcext:value-type="float">
            <text:p>209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077" calcext:value-type="float">
            <text:p>210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128" calcext:value-type="float">
            <text:p>2112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388" calcext:value-type="float">
            <text:p>213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610" calcext:value-type="float">
            <text:p>226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714" calcext:value-type="float">
            <text:p>227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19" calcext:value-type="float">
            <text:p>227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738" calcext:value-type="float">
            <text:p>227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52" calcext:value-type="float">
            <text:p>227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759" calcext:value-type="float">
            <text:p>2275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771" calcext:value-type="float">
            <text:p>2277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831" calcext:value-type="float">
            <text:p>228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881" calcext:value-type="float">
            <text:p>228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020" calcext:value-type="float">
            <text:p>230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047" calcext:value-type="float">
            <text:p>230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088" calcext:value-type="float">
            <text:p>2308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125" calcext:value-type="float">
            <text:p>2312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184" calcext:value-type="float">
            <text:p>231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201" calcext:value-type="float">
            <text:p>2320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undeutlich durch wasser</text:p>
          </table:table-cell>
          <table:table-cell/>
        </table:table-row>
        <table:table-row table:style-name="ro1">
          <table:table-cell office:value-type="float" office:value="23239" calcext:value-type="float">
            <text:p>232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516" calcext:value-type="float">
            <text:p>2351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587" calcext:value-type="float">
            <text:p>2358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710" calcext:value-type="float">
            <text:p>237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728" calcext:value-type="float">
            <text:p>2372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823" calcext:value-type="float">
            <text:p>238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912" calcext:value-type="float">
            <text:p>2391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062" calcext:value-type="float">
            <text:p>240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131" calcext:value-type="float">
            <text:p>241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810" calcext:value-type="float">
            <text:p>2481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963" calcext:value-type="float">
            <text:p>249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293" calcext:value-type="float">
            <text:p>2529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bel</text:p>
          </table:table-cell>
          <table:table-cell/>
        </table:table-row>
        <table:table-row table:style-name="ro1">
          <table:table-cell office:value-type="float" office:value="25550" calcext:value-type="float">
            <text:p>2555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nebel</text:p>
          </table:table-cell>
          <table:table-cell/>
        </table:table-row>
        <table:table-row table:style-name="ro1">
          <table:table-cell office:value-type="float" office:value="25598" calcext:value-type="float">
            <text:p>2559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318" calcext:value-type="float">
            <text:p>2631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immer noch leicht verschmiert</text:p>
          </table:table-cell>
          <table:table-cell/>
        </table:table-row>
        <table:table-row table:style-name="ro1">
          <table:table-cell office:value-type="float" office:value="26881" calcext:value-type="float">
            <text:p>2688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103" calcext:value-type="float">
            <text:p>2710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256" calcext:value-type="float">
            <text:p>2725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utel rausziehen</text:p>
          </table:table-cell>
          <table:table-cell/>
        </table:table-row>
        <table:table-row table:style-name="ro1">
          <table:table-cell office:value-type="float" office:value="28935" calcext:value-type="float">
            <text:p>2893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834" calcext:value-type="float">
            <text:p>328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34238" calcext:value-type="float">
            <text:p>3423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  <table:table-cell/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 verschmiert + rausziehen am en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4T12:55:31.459932899</dc:date>
    <meta:editing-duration>P1DT19H42M34S</meta:editing-duration>
    <meta:editing-cycles>1273</meta:editing-cycles>
    <meta:generator>LibreOffice/7.3.6.2$Linux_X86_64 LibreOffice_project/30$Build-2</meta:generator>
    <meta:document-statistic meta:table-count="1" meta:cell-count="302" meta:object-count="0"/>
  </office:meta>
</office:document-meta>
</file>